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79cm" fo:margin-left="-0.191cm" fo:margin-right="1.321cm" fo:margin-top="0cm" fo:margin-bottom="0cm" table:align="margins" style:writing-mode="lr-tb"/>
    </style:style>
    <style:style style:name="Table1.A" style:family="table-column">
      <style:table-column-properties style:column-width="1.459cm" style:rel-column-width="827*"/>
    </style:style>
    <style:style style:name="Table1.B" style:family="table-column">
      <style:table-column-properties style:column-width="5.592cm" style:rel-column-width="3170*"/>
    </style:style>
    <style:style style:name="Table1.C" style:family="table-column">
      <style:table-column-properties style:column-width="2.582cm" style:rel-column-width="1464*"/>
    </style:style>
    <style:style style:name="Table1.D" style:family="table-column">
      <style:table-column-properties style:column-width="2.579cm" style:rel-column-width="1462*"/>
    </style:style>
    <style:style style:name="Table1.1" style:family="table-row">
      <style:table-row-properties style:min-row-height="0.833cm" style:keep-together="true" fo:keep-together="auto"/>
    </style:style>
    <style:style style:name="Table1.A1" style:family="table-cell">
      <style:table-cell-properties fo:padding-left="0.191cm" fo:padding-right="0.191cm" fo:padding-top="0cm" fo:padding-bottom="0cm" fo:border="0.018cm solid #000001"/>
    </style:style>
    <style:style style:name="Table1.C1" style:family="table-cell">
      <style:table-cell-properties fo:padding-left="0.191cm" fo:padding-right="0.191cm" fo:padding-top="0cm" fo:padding-bottom="0cm" fo:border-left="0.018cm solid #000001" fo:border-right="none" fo:border-top="0.018cm solid #000001" fo:border-bottom="0.018cm solid #000001"/>
    </style:style>
    <style:style style:name="Table1.6" style:family="table-row">
      <style:table-row-properties style:min-row-height="0.871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3"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fo:text-align="justify"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top="0cm" fo:margin-bottom="0cm" fo:line-height="100%" fo:text-align="justify"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Standard">
      <style:paragraph-properties fo:margin-top="0cm" fo:margin-bottom="0cm" fo:line-height="100%" fo:text-align="justify" style:justify-single-word="false"/>
      <style:text-properties style:font-name="Times New Roman" fo:font-size="14pt" style:font-size-asian="14pt" style:font-size-complex="14pt"/>
    </style:style>
    <style:style style:name="P10"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fo:font-weight="bold" style:font-size-asian="14pt" style:font-weight-asian="bold"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Department of Collegiate and Technical Education</text:span></text:p>
      <text:p text:style-name="P1"><text:span text:style-name="T2">Government Polytechnic for Women, Bengaluru.</text:span></text:p>
      <text:p text:style-name="P1"><text:span text:style-name="T2">DEPARTMENT OF COMPUTER SCIENCE AND ENGINEERING</text:span></text:p>
      <text:p text:style-name="P2"/>
      <text:p text:style-name="P4"><text:span text:style-name="T2">VISION</text:span></text:p>
      <text:p text:style-name="P4"><text:span text:style-name="T1">To build a strong learning environment in the field of computer science and engineering that responds to the challenges of industry and society.</text:span></text:p>
      <text:p text:style-name="P4"><text:span text:style-name="T2">MISSION</text:span></text:p>
      <text:p text:style-name="P4"><text:span text:style-name="T1">M1:To achieve in excellence in design, implementation, testing and maintenance of computational system through competitive curriculum.</text:span></text:p>
      <text:p text:style-name="P4"><text:span text:style-name="T1">M2: To assure availability of state of the art facilities for enhancing skills in the field of computer science and engineering.</text:span></text:p>
      <text:p text:style-name="P4"><text:span text:style-name="T1">M3: To encourage ethical values and leadership abilities in young minds to work towards the growth of the society.</text:span></text:p>
      <text:p text:style-name="P4"><text:span text:style-name="T2">PROGRAM SPECIFIC OUTCOME(PSOs)</text:span></text:p>
      <text:p text:style-name="P4"><text:span text:style-name="T1">1.Demonstrate skills in the core knowledge arears of Data structures, programming languages, database, software engineering, development and testing, computer hardware and networking.</text:span></text:p>
      <text:p text:style-name="P4"><text:span text:style-name="T1">2.Apply problem solving skills and the kn</text:span><text:bookmark text:name="_GoBack"/><text:span text:style-name="T1">owledge of computer science to solve real world problems.</text:span></text:p>
      <text:p text:style-name="P4"><text:span text:style-name="T1">3.Develop technical project and present the reports effectively.</text:span></text:p>
      <text:p text:style-name="P4"><text:span text:style-name="T2">PROGRAMME EDUCATIONAL OBJECTIVES(PEOs)</text:span></text:p>
      <text:p text:style-name="P4"><text:span text:style-name="T1">1.Attainment of key principles and practices of computation and basic principle of engineering to ensure that technicians are able to apply their software development skills to implement. Practical systems consisting of software and/or hardware components.</text:span></text:p>
      <text:p text:style-name="P4"><text:span text:style-name="T1">2.Get hands on domain knowledge to pursue higher education.</text:span></text:p>
      <text:p text:style-name="P4"><text:span text:style-name="T1">3.Become socially responsible technicians with good leadership qualities, ethical values and effective interpersonal skills.</text:span></text:p>
      <text:p text:style-name="P3"/>
      <text:p text:style-name="P3"/>
      <text:p text:style-name="P3"><text:soft-page-break/></text:p>
      <text:p text:style-name="P3"/>
      <text:p text:style-name="P3"/>
      <text:p text:style-name="P4"><text:span text:style-name="T2">About CS department</text:span></text:p>
      <text:p text:style-name="P4"><text:span text:style-name="T1">CSE department was established in the year of 1992 with the intake of 40students.subsequently the intake for this course was increase to 60.</text:span></text:p>
      <text:p text:style-name="P4"><text:span text:style-name="T1">With the vision to produce professionals, innovators and entrepreneurs having ethics and social responsibilities, our focus is towards molding the students with strong technical knowledge and societal values.</text:span></text:p>
      <text:p text:style-name="P4"><text:span text:style-name="T1">The department has well experience and dedicated faculty team to deliver quality education to the students. Syllabus of department of CSE has been designed by including core fundamental subjects and advanced technologies which prepares the students for industries and higher studies. The students are placed in various top companies.</text:span></text:p>
      <text:p text:style-name="P2"/>
      <text:p text:style-name="P4"><text:span text:style-name="T2">DEPARTMENT STAFF DETAILS:</text:span></text:p>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office:value-type="string">
            <text:p text:style-name="P6"><text:span text:style-name="T2">SL NO</text:span></text:p>
          </table:table-cell>
          <table:table-cell table:style-name="Table1.A1" office:value-type="string">
            <text:p text:style-name="P6"><text:span text:style-name="T2">NAME</text:span></text:p>
          </table:table-cell>
          <table:table-cell table:style-name="Table1.C1" office:value-type="string">
            <text:p text:style-name="P6"><text:span text:style-name="T2">DESIGNATION</text:span></text:p>
          </table:table-cell>
          <table:table-cell table:style-name="Table1.C1" office:value-type="string">
            <text:p text:style-name="P7">QUALIFICATION</text:p>
          </table:table-cell>
          <table:table-cell table:style-name="Table1.A1" office:value-type="string">
            <text:p text:style-name="P7">EXPERIENCE</text:p>
          </table:table-cell>
        </table:table-row>
        <table:table-row table:style-name="Table1.1">
          <table:table-cell table:style-name="Table1.A1" office:value-type="string">
            <text:p text:style-name="P6"><text:span text:style-name="T1">1</text:span></text:p>
          </table:table-cell>
          <table:table-cell table:style-name="Table1.A1" office:value-type="string">
            <text:p text:style-name="P6"><text:span text:style-name="T1">PRABHA RAO B</text:span></text:p>
          </table:table-cell>
          <table:table-cell table:style-name="Table1.C1" office:value-type="string">
            <text:p text:style-name="P6"><text:span text:style-name="T1">HOD</text:span></text:p>
          </table:table-cell>
          <table:table-cell table:style-name="Table1.C1" office:value-type="string">
            <text:p text:style-name="P8">B.E</text:p>
          </table:table-cell>
          <table:table-cell table:style-name="Table1.A1" office:value-type="string">
            <text:p text:style-name="P9">23 YEARS</text:p>
          </table:table-cell>
        </table:table-row>
        <table:table-row table:style-name="Table1.1">
          <table:table-cell table:style-name="Table1.A1" office:value-type="string">
            <text:p text:style-name="P6"><text:span text:style-name="T1">2</text:span></text:p>
          </table:table-cell>
          <table:table-cell table:style-name="Table1.A1" office:value-type="string">
            <text:p text:style-name="P6"><text:span text:style-name="T1">K H PARAMESHWARAPPA</text:span></text:p>
          </table:table-cell>
          <table:table-cell table:style-name="Table1.C1" office:value-type="string">
            <text:p text:style-name="P6"><text:span text:style-name="T1">SGL</text:span></text:p>
          </table:table-cell>
          <table:table-cell table:style-name="Table1.C1" office:value-type="string">
            <text:p text:style-name="P8">M.TECH</text:p>
          </table:table-cell>
          <table:table-cell table:style-name="Table1.A1" office:value-type="string">
            <text:p text:style-name="P9">23 YEARS</text:p>
          </table:table-cell>
        </table:table-row>
        <table:table-row table:style-name="Table1.1">
          <table:table-cell table:style-name="Table1.A1" office:value-type="string">
            <text:p text:style-name="P6"><text:span text:style-name="T1">3</text:span></text:p>
          </table:table-cell>
          <table:table-cell table:style-name="Table1.A1" office:value-type="string">
            <text:p text:style-name="P6"><text:span text:style-name="T1">M A BAGEWADI</text:span></text:p>
          </table:table-cell>
          <table:table-cell table:style-name="Table1.C1" office:value-type="string">
            <text:p text:style-name="P6"><text:span text:style-name="T1">SGL</text:span></text:p>
          </table:table-cell>
          <table:table-cell table:style-name="Table1.C1" office:value-type="string">
            <text:p text:style-name="P8">M.TECH</text:p>
          </table:table-cell>
          <table:table-cell table:style-name="Table1.A1" office:value-type="string">
            <text:p text:style-name="P9">21 YEARS</text:p>
          </table:table-cell>
        </table:table-row>
        <table:table-row table:style-name="Table1.1">
          <table:table-cell table:style-name="Table1.A1" office:value-type="string">
            <text:p text:style-name="P6"><text:span text:style-name="T1">4</text:span></text:p>
          </table:table-cell>
          <table:table-cell table:style-name="Table1.A1" office:value-type="string">
            <text:p text:style-name="P6"><text:span text:style-name="T1">ASHOK HULLUR</text:span></text:p>
          </table:table-cell>
          <table:table-cell table:style-name="Table1.C1" office:value-type="string">
            <text:p text:style-name="P6"><text:span text:style-name="T1">LECTURER</text:span></text:p>
          </table:table-cell>
          <table:table-cell table:style-name="Table1.C1" office:value-type="string">
            <text:p text:style-name="P8">M .TECH</text:p>
          </table:table-cell>
          <table:table-cell table:style-name="Table1.A1" office:value-type="string">
            <text:p text:style-name="P9">11 YEARS</text:p>
          </table:table-cell>
        </table:table-row>
        <table:table-row table:style-name="Table1.6">
          <table:table-cell table:style-name="Table1.A1" office:value-type="string">
            <text:p text:style-name="P6"><text:span text:style-name="T1">5</text:span></text:p>
          </table:table-cell>
          <table:table-cell table:style-name="Table1.A1" office:value-type="string">
            <text:p text:style-name="P6"><text:span text:style-name="T1">SWETHA RANI K</text:span></text:p>
          </table:table-cell>
          <table:table-cell table:style-name="Table1.C1" office:value-type="string">
            <text:p text:style-name="P6"><text:span text:style-name="T1">LECTURER</text:span></text:p>
          </table:table-cell>
          <table:table-cell table:style-name="Table1.C1" office:value-type="string">
            <text:p text:style-name="P8">M .TECH</text:p>
          </table:table-cell>
          <table:table-cell table:style-name="Table1.A1" office:value-type="string">
            <text:p text:style-name="P9">10 YEARS</text:p>
          </table:table-cell>
        </table:table-row>
        <table:table-row table:style-name="Table1.1">
          <table:table-cell table:style-name="Table1.A1" office:value-type="string">
            <text:p text:style-name="P6"><text:span text:style-name="T1">6</text:span></text:p>
          </table:table-cell>
          <table:table-cell table:style-name="Table1.A1" office:value-type="string">
            <text:p text:style-name="P6"><text:span text:style-name="T1">BHAVANI H R</text:span></text:p>
          </table:table-cell>
          <table:table-cell table:style-name="Table1.C1" office:value-type="string">
            <text:p text:style-name="P6"><text:span text:style-name="T1">LECTURER</text:span></text:p>
          </table:table-cell>
          <table:table-cell table:style-name="Table1.C1" office:value-type="string">
            <text:p text:style-name="P8">M .TECH</text:p>
          </table:table-cell>
          <table:table-cell table:style-name="Table1.A1" office:value-type="string">
            <text:p text:style-name="P9">10 YEARS</text:p>
          </table:table-cell>
        </table:table-row>
        <table:table-row table:style-name="Table1.1">
          <table:table-cell table:style-name="Table1.A1" office:value-type="string">
            <text:p text:style-name="P6"><text:span text:style-name="T1">7</text:span></text:p>
          </table:table-cell>
          <table:table-cell table:style-name="Table1.A1" office:value-type="string">
            <text:p text:style-name="P6"><text:span text:style-name="T1">VIJAYALSKHMI V</text:span></text:p>
          </table:table-cell>
          <table:table-cell table:style-name="Table1.C1" office:value-type="string">
            <text:p text:style-name="P6"><text:span text:style-name="T1">PROGRAMMER</text:span></text:p>
          </table:table-cell>
          <table:table-cell table:style-name="Table1.C1" office:value-type="string">
            <text:p text:style-name="P8">B. E</text:p>
          </table:table-cell>
          <table:table-cell table:style-name="Table1.A1" office:value-type="string">
            <text:p text:style-name="P9">11 YEARS</text:p>
          </table:table-cell>
        </table:table-row>
        <table:table-row table:style-name="Table1.6">
          <table:table-cell table:style-name="Table1.A1" office:value-type="string">
            <text:p text:style-name="P6"><text:span text:style-name="T1">8</text:span></text:p>
          </table:table-cell>
          <table:table-cell table:style-name="Table1.A1" office:value-type="string">
            <text:p text:style-name="P6"><text:span text:style-name="T1">BARATH KUMAR</text:span></text:p>
          </table:table-cell>
          <table:table-cell table:style-name="Table1.C1" office:value-type="string">
            <text:p text:style-name="P6"><text:span text:style-name="T1">ASST INSTRUCTOR</text:span></text:p>
          </table:table-cell>
          <table:table-cell table:style-name="Table1.C1" office:value-type="string">
            <text:p text:style-name="P8">B.COM</text:p>
          </table:table-cell>
          <table:table-cell table:style-name="Table1.A1" office:value-type="string">
            <text:p text:style-name="P9">26 YEAR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editing-cycles>3</meta:editing-cycles>
    <meta:creation-date>2022-12-15T06:56:00</meta:creation-date>
    <dc:date>2022-12-23T21:48:34.02</dc:date>
    <meta:editing-duration>PT26M24S</meta:editing-duration>
    <meta:generator>OpenOffice/4.1.11$Win32 OpenOffice.org_project/4111m1$Build-9808</meta:generator>
    <meta:document-statistic meta:table-count="1" meta:image-count="0" meta:object-count="0" meta:page-count="2" meta:paragraph-count="67" meta:word-count="385" meta:character-count="25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